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="Square" draw:marker-start-width="0.38cm" draw:marker-end="Arrowheads_20_1" draw:marker-end-width="0.38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ea7500" draw:marker-start-width="0.28cm" draw:marker-end-width="0.28cm" draw:fill-color="#ffffff" draw:textarea-horizontal-align="justify" draw:textarea-vertical-align="middle" draw:auto-grow-height="false" fo:min-height="1.2cm" fo:min-width="3.9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127622" draw:marker-start-width="0.28cm" draw:marker-end-width="0.28cm" draw:fill-color="#ffffff" draw:textarea-horizontal-align="justify" draw:textarea-vertical-align="middle" draw:auto-grow-height="false" fo:min-height="3.7cm" fo:min-width="3.95cm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602cm" fo:min-width="2.323cm" draw:shadow-opacity="5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166cm" fo:min-width="2.555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12" style:family="graphic" style:parent-style-name="objectwithoutfill">
      <style:graphic-properties svg:stroke-width="0.05cm" svg:stroke-color="#000000" draw:marker-start="" draw:marker-start-width="0.38cm" draw:marker-end="Arrowheads_20_1" draw:marker-end-width="0.18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14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95cm" fo:min-width="5.39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cm" svg:stroke-color="#c9211e" draw:marker-start-width="0.28cm" draw:marker-end-width="0.28cm" draw:fill-color="#ffffff" draw:textarea-horizontal-align="justify" draw:textarea-vertical-align="middle" draw:auto-grow-height="false" fo:min-height="1.074cm" fo:min-width="3.95cm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9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375cm" fo:min-width="4.146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cm" svg:stroke-color="#c9211e" draw:marker-start-width="0.28cm" draw:marker-end-width="0.28cm" draw:fill-color="#ffffff" draw:textarea-horizontal-align="justify" draw:textarea-vertical-align="middle" draw:auto-grow-height="false" fo:min-height="3.7cm" fo:min-width="3.95cm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24" style:family="graphic" style:parent-style-name="standard" style:list-style-name="L1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375cm" fo:min-width="8.445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2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83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765cm"/>
      <style:paragraph-properties style:writing-mode="lr-tb"/>
    </style:style>
    <style:style style:name="gr29" style:family="graphic" style:parent-style-name="standard" style:list-style-name="L1">
      <style:graphic-properties draw:stroke="none" draw:fill="solid" draw:fill-color="#81aca6" draw:opacity="50%" draw:textarea-horizontal-align="justify" draw:textarea-vertical-align="middle" draw:auto-grow-height="false" fo:min-height="1.602cm" fo:min-width="2.387cm" draw:shadow-opacity="50%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274cm"/>
      <style:paragraph-properties style:writing-mode="lr-tb"/>
    </style:style>
    <style:style style:name="gr31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602cm" fo:min-width="1.826cm" draw:shadow-opacity="50%"/>
      <style:paragraph-properties style:writing-mode="lr-tb"/>
    </style:style>
    <style:style style:name="gr32" style:family="graphic" style:parent-style-name="standard" style:list-style-name="L1">
      <style:graphic-properties draw:stroke="none" draw:fill="solid" draw:fill-color="#81aca6" draw:opacity="50%" draw:textarea-horizontal-align="justify" draw:textarea-vertical-align="middle" draw:auto-grow-height="false" fo:min-height="1.602cm" fo:min-width="1.812cm" draw:shadow-opacity="50%"/>
      <style:paragraph-properties style:writing-mode="lr-tb"/>
    </style:style>
    <style:style style:name="gr33" style:family="graphic" style:parent-style-name="standard" style:list-style-name="L1">
      <style:graphic-properties draw:stroke="none" draw:fill="solid" draw:fill-color="#81aca6" draw:opacity="50%" draw:textarea-horizontal-align="justify" draw:textarea-vertical-align="middle" draw:auto-grow-height="false" fo:min-height="1.602cm" fo:min-width="1.812cm" draw:shadow-opacity="50%"/>
      <style:paragraph-properties style:writing-mode="lr-tb"/>
    </style:style>
    <style:style style:name="gr34" style:family="graphic" style:parent-style-name="standard">
      <style:graphic-properties svg:stroke-width="0.05cm" svg:stroke-color="#729fcf" draw:marker-start="Square" draw:marker-start-width="0.38cm" draw:marker-end="Arrowheads_20_1" draw:marker-end-width="0.38cm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729fcf" draw:marker-start-width="0.28cm" draw:marker-end-width="0.28cm" draw:fill="solid" draw:fill-color="#ffffff" draw:textarea-horizontal-align="justify" draw:textarea-vertical-align="middle" draw:auto-grow-height="false" fo:min-height="1.168cm" fo:min-width="2.219cm" fo:padding-top="0.15cm" fo:padding-bottom="0.15cm" fo:padding-left="0.275cm" fo:padding-right="0.275cm"/>
      <style:paragraph-properties style:writing-mode="lr-tb"/>
    </style:style>
    <style:style style:name="gr36" style:family="graphic" style:parent-style-name="standard">
      <style:graphic-properties svg:stroke-width="0.05cm" svg:stroke-color="#729fcf" draw:marker-start-width="0.28cm" draw:marker-end-width="0.28cm" draw:fill="solid" draw:fill-color="#ffffff" draw:textarea-horizontal-align="justify" draw:textarea-vertical-align="middle" draw:auto-grow-height="false" fo:min-height="0cm" fo:min-width="0.306cm" fo:padding-top="0.15cm" fo:padding-bottom="0.15cm" fo:padding-left="0.275cm" fo:padding-right="0.275cm"/>
      <style:paragraph-properties style:writing-mode="lr-tb"/>
    </style:style>
    <style:style style:name="gr37" style:family="graphic" style:parent-style-name="standard">
      <style:graphic-properties svg:stroke-width="0.05cm" svg:stroke-color="#81aca6" draw:marker-start="Square" draw:marker-start-width="0.38cm" draw:marker-end="Arrowheads_20_1" draw:marker-end-width="0.38cm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81aca6" draw:marker-start-width="0.28cm" draw:marker-end-width="0.28cm" draw:fill="solid" draw:fill-color="#ffffff" draw:textarea-horizontal-align="justify" draw:textarea-vertical-align="middle" draw:auto-grow-height="false" fo:min-height="0.485cm" fo:min-width="2.359cm" fo:padding-top="0.15cm" fo:padding-bottom="0.15cm" fo:padding-left="0.275cm" fo:padding-right="0.275cm"/>
      <style:paragraph-properties style:writing-mode="lr-tb"/>
    </style:style>
    <style:style style:name="gr39" style:family="graphic" style:parent-style-name="standard">
      <style:graphic-properties svg:stroke-width="0.05cm" svg:stroke-color="#81aca6" draw:marker-start-width="0.28cm" draw:marker-end-width="0.28cm" draw:fill="solid" draw:fill-color="#ffffff" draw:textarea-horizontal-align="justify" draw:textarea-vertical-align="middle" draw:auto-grow-height="false" fo:min-height="0cm" fo:min-width="0.306cm" fo:padding-top="0.15cm" fo:padding-bottom="0.15cm" fo:padding-left="0.275cm" fo:padding-right="0.2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1" style:family="graphic" style:parent-style-name="standard" style:list-style-name="L1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375cm" fo:min-width="2.146cm" fo:padding-top="0.15cm" fo:padding-bottom="0.15cm" fo:padding-left="0.275cm" fo:padding-right="0.275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29cm" fo:min-width="3.429cm" fo:padding-top="0.15cm" fo:padding-bottom="0.15cm" fo:padding-left="0.275cm" fo:padding-right="0.275cm" draw:shadow-opacity="100%"/>
      <style:paragraph-properties style:writing-mode="lr-tb"/>
    </style:style>
    <style:style style:name="gr43" style:family="graphic" style:parent-style-name="standard">
      <style:graphic-properties svg:stroke-width="0.1cm" svg:stroke-color="#ea7500" draw:marker-start-width="0.35cm" draw:marker-end-width="0.35cm" draw:fill="none" draw:textarea-vertical-align="middle" draw:auto-grow-height="false" fo:min-height="16.238cm" fo:min-width="0cm" fo:padding-top="0.175cm" fo:padding-bottom="0.175cm" fo:padding-left="0.3cm" fo:padding-right="0.3cm" fo:wrap-option="wrap"/>
    </style:style>
    <style:style style:name="gr44" style:family="graphic" style:parent-style-name="standard">
      <style:graphic-properties svg:stroke-width="0.1cm" svg:stroke-color="#ea7500" draw:marker-start-width="0.35cm" draw:marker-end-width="0.35cm" draw:fill="none" draw:textarea-vertical-align="middle" draw:auto-grow-height="false" fo:min-height="16.996cm" fo:min-width="0cm" fo:padding-top="0.175cm" fo:padding-bottom="0.175cm" fo:padding-left="0.3cm" fo:padding-right="0.3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>
        <style:tab-stops/>
      </style:paragraph-properties>
    </style:style>
    <style:style style:name="P3" style:family="paragraph">
      <style:paragraph-properties fo:text-align="center" style:writing-mode="lr-tb">
        <style:tab-stops/>
      </style:paragraph-properties>
      <style:text-properties fo:font-size="12pt"/>
    </style:style>
    <style:style style:name="P4" style:family="paragraph">
      <loext:graphic-properties draw:fill="solid" draw:fill-color="#729fcf" draw:opacity="50%"/>
      <style:paragraph-properties fo:text-align="center" style:writing-mode="lr-tb">
        <style:tab-stops/>
      </style:paragraph-properties>
      <style:text-properties fo:font-size="1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5pt"/>
    </style:style>
    <style:style style:name="P6" style:family="paragraph">
      <style:text-properties fo:color="#ffffff" loext:opacity="100%" fo:font-size="10p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size="10pt"/>
    </style:style>
    <style:style style:name="P8" style:family="paragraph">
      <loext:graphic-properties draw:fill="none" draw:fill-color="#ffffff"/>
      <style:paragraph-properties style:writing-mode="lr-tb"/>
      <style:text-properties fo:font-size="11pt"/>
    </style:style>
    <style:style style:name="P9" style:family="paragraph">
      <loext:graphic-properties draw:fill="solid" draw:fill-color="#ffffff"/>
      <style:paragraph-properties fo:text-align="center" style:writing-mode="lr-tb">
        <style:tab-stops/>
      </style:paragraph-properties>
    </style:style>
    <style:style style:name="P10" style:family="paragraph">
      <style:paragraph-properties fo:text-align="start" style:writing-mode="lr-tb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1" style:family="paragraph">
      <loext:graphic-properties draw:fill="solid" draw:fill-color="#ffffff" draw:opacity="100%"/>
      <style:paragraph-properties fo:text-align="start" style:writing-mode="lr-tb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2" style:family="paragraph">
      <style:paragraph-properties>
        <style:tab-stops/>
      </style:paragraph-properties>
    </style:style>
    <style:style style:name="P13" style:family="paragraph">
      <loext:graphic-properties draw:fill="none" draw:fill-color="#ffffff"/>
      <style:paragraph-properties style:writing-mode="lr-tb">
        <style:tab-stops/>
      </style:paragraph-properties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 style:writing-mode="lr-tb">
        <style:tab-stops/>
      </style:paragraph-properties>
    </style:style>
    <style:style style:name="P17" style:family="paragraph">
      <style:paragraph-properties fo:text-align="start" style:writing-mode="lr-tb">
        <style:tab-stops/>
      </style:paragraph-properties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1" style:family="paragraph">
      <loext:graphic-properties draw:fill="none" draw:fill-color="#ffffff"/>
      <style:paragraph-properties style:writing-mode="lr-tb"/>
      <style:text-properties fo:font-size="15pt"/>
    </style:style>
    <style:style style:name="P22" style:family="paragraph">
      <loext:graphic-properties draw:fill="solid" draw:fill-color="#81aca6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1pt" fo:font-weight="bold" style:font-weight-asian="bold" style:font-weight-complex="bold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weight-asian="bold" style:font-weight-complex="bold"/>
    </style:style>
    <style:style style:name="T2" style:family="text">
      <style:text-properties fo:font-size="9pt"/>
    </style:style>
    <style:style style:name="T3" style:family="text">
      <style:text-properties fo:font-size="15pt"/>
    </style:style>
    <style:style style:name="T4" style:family="text">
      <style:text-properties fo:color="#ffffff" loext:opacity="100%" fo:font-size="10pt"/>
    </style:style>
    <style:style style:name="T5" style:family="text">
      <style:text-properties fo:font-size="11pt"/>
    </style:style>
    <style:style style:name="T6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7" style:family="text">
      <style:text-properties fo:font-size="11pt" fo:font-style="italic" style:font-style-asian="italic" style:font-style-complex="italic"/>
    </style:style>
    <style:style style:name="T8" style:family="text">
      <style:text-properties style:font-name="Liberation Sans" fo:font-size="11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527cm" svg:y1="21.101cm" svg:x2="9.527cm" svg:y2="22.801cm">
          <text:p/>
        </draw:line>
        <draw:line draw:style-name="gr1" draw:text-style-name="P1" draw:layer="layout" svg:x1="15.427cm" svg:y1="21.2cm" svg:x2="9.663cm" svg:y2="23.138cm">
          <text:p/>
        </draw:line>
        <draw:line draw:style-name="gr1" draw:text-style-name="P1" draw:layer="layout" svg:x1="5.327cm" svg:y1="21.101cm" svg:x2="5.327cm" svg:y2="22.801cm">
          <text:p/>
        </draw:line>
        <draw:custom-shape draw:style-name="gr2" draw:text-style-name="P2" draw:layer="layout" svg:width="4.5cm" svg:height="1.5cm" svg:x="9.162cm" svg:y="8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.5cm" svg:x="9.262cm" svg:y="8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4cm" svg:x="4.963cm" svg:y="23.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4cm" svg:x="5.063cm" svg:y="22.9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757cm" svg:y1="5.5cm" svg:x2="6.752cm" svg:y2="7.925cm">
          <text:p/>
        </draw:line>
        <draw:custom-shape draw:style-name="gr4" draw:text-style-name="P4" draw:layer="layout" svg:width="3.047cm" svg:height="2cm" svg:x="1.95cm" svg:y="3.5cm">
          <text:p text:style-name="P3"><text:span text:style-name="T1">Copernicus</text:span></text:p>
          <text:p text:style-name="P3"><text:span text:style-name="T2">SBT</text:span></text:p>
          <text:p text:style-name="P3"><text:span text:style-name="T2">Vagues, Salinité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5" draw:layer="layout" svg:width="3.25cm" svg:height="0.839cm" draw:transform="rotate (1.5707963267949) translate (1.006cm 6.044cm)">
          <draw:text-box>
            <text:p text:style-name="P1"><text:span text:style-name="T3">Donnée</text:span><text:span text:style-name="T3">s</text:span></text:p>
          </draw:text-box>
        </draw:frame>
        <draw:frame draw:style-name="gr6" draw:text-style-name="P7" draw:layer="layout" svg:width="1.5cm" svg:height="0.645cm" svg:x="1.864cm" svg:y="3.46cm">
          <draw:text-box>
            <text:p text:style-name="P6"><text:span text:style-name="T4">ENV</text:span></text:p>
          </draw:text-box>
        </draw:frame>
        <draw:frame draw:style-name="gr7" draw:text-style-name="P8" draw:layer="layout" svg:width="3.887cm" svg:height="0.75cm" svg:x="9.963cm" svg:y="2.9cm">
          <draw:text-box>
            <text:p><text:span text:style-name="T5">Biologique</text:span><text:span text:style-name="T5">s</text:span></text:p>
          </draw:text-box>
        </draw:frame>
        <draw:custom-shape draw:style-name="gr8" draw:text-style-name="P9" draw:layer="layout" svg:width="3.105cm" svg:height="1.466cm" svg:x="5.191cm" svg:y="5.965cm">
          <text:p text:style-name="P1"><text:span text:style-name="T2">Mois</text:span><text:span text:style-name="T2">sonn</text:span><text:span text:style-name="T2">age</text:span></text:p>
          <text:p text:style-name="P1"><text:span text:style-name="T2">Nett</text:span><text:span text:style-name="T2">oyag</text:span><text:span text:style-name="T2">e</text:span></text:p>
          <text:p text:style-name="P1"><text:span text:style-name="T2">Prod</text:span><text:span text:style-name="T2">uctio</text:span><text:span text:style-name="T2">n </text:span><text:span text:style-name="T2">pseu</text:span><text:span text:style-name="T2">do-</text:span><text:span text:style-name="T2">abse</text:span><text:span text:style-name="T2">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492cm" svg:height="0.839cm" draw:transform="rotate (1.5707963267949) translate (0.998cm 11.371cm)">
          <draw:text-box>
            <text:p text:style-name="P1"><text:span text:style-name="T3">Modélis</text:span><text:span text:style-name="T3">ation</text:span></text:p>
          </draw:text-box>
        </draw:frame>
        <draw:custom-shape draw:style-name="gr2" draw:text-style-name="P2" draw:layer="layout" svg:width="4.5cm" svg:height="1.5cm" svg:x="9.362cm" svg:y="8.5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297cm" svg:height="0.911cm" svg:x="9.453cm" svg:y="8.772cm">
          <text:p text:style-name="P10"><text:span text:style-name="T6">Calibr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14.05cm" svg:y1="10.158cm" svg:x2="14.916cm" svg:y2="10.318cm">
          <text:p/>
        </draw:line>
        <draw:custom-shape draw:style-name="gr10" draw:text-style-name="P11" draw:layer="layout" svg:width="4.297cm" svg:height="0.911cm" svg:x="15cm" svg:y="10.196cm">
          <text:p text:style-name="P10"><text:span text:style-name="T6">Évalu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3" draw:layer="layout" svg:width="5.5cm" svg:height="1.979cm" svg:x="15cm" svg:y="11.217cm">
          <draw:text-box>
            <text:p text:style-name="P12"><text:span text:style-name="T5">- </text:span><text:span text:style-name="T5">Contributi</text:span><text:span text:style-name="T5">on des </text:span><text:span text:style-name="T5">variables </text:span><text:span text:style-name="T5">environne</text:span><text:span text:style-name="T5">mentales</text:span></text:p>
            <text:p text:style-name="P12"><text:span text:style-name="T5">- Courbes </text:span><text:span text:style-name="T5">de </text:span><text:span text:style-name="T5">réponses</text:span></text:p>
            <text:p text:style-name="P12"><text:span text:style-name="T5">- TSS, </text:span><text:span text:style-name="T5">ROC, </text:span><text:span text:style-name="T5">KAPPA</text:span></text:p>
          </draw:text-box>
        </draw:frame>
        <draw:line draw:style-name="gr12" draw:text-style-name="P14" draw:layer="layout" svg:x1="9.375cm" svg:y1="8.353cm" svg:x2="8.762cm" svg:y2="8.822cm">
          <text:p/>
        </draw:line>
        <draw:frame draw:style-name="gr13" draw:text-style-name="P13" draw:layer="layout" svg:width="6.2cm" svg:height="1.547cm" svg:x="14.05cm" svg:y="8.522cm">
          <draw:text-box>
            <text:p text:style-name="P12"><text:span text:style-name="T5">Na</text:span></text:p>
            <text:p text:style-name="P12"><text:span text:style-name="T5">Nombre </text:span><text:span text:style-name="T5">d’algorith</text:span><text:span text:style-name="T5">mes </text:span><text:span text:style-name="T5">disponible</text:span></text:p>
            <text:p text:style-name="P12"><text:span text:style-name="T5">dans le </text:span><text:span text:style-name="T5">paquet </text:span><text:span text:style-name="T7">biomod2</text:span></text:p>
          </draw:text-box>
        </draw:frame>
        <draw:frame draw:style-name="gr7" draw:text-style-name="P15" draw:layer="layout" svg:width="1.25cm" svg:height="0.75cm" svg:x="8.25cm" svg:y="8.045cm">
          <draw:text-box>
            <text:p text:style-name="P12"><text:span text:style-name="T5">Na</text:span></text:p>
          </draw:text-box>
        </draw:frame>
        <draw:line draw:style-name="gr1" draw:text-style-name="P1" draw:layer="layout" svg:x1="11.426cm" svg:y1="10.251cm" svg:x2="11.426cm" svg:y2="12.751cm">
          <text:p/>
        </draw:line>
        <draw:custom-shape draw:style-name="gr14" draw:text-style-name="P9" draw:layer="layout" svg:width="5.945cm" svg:height="1.25cm" svg:x="8.455cm" svg:y="10.796cm">
          <text:p text:style-name="P16"><text:span text:style-name="T5">Aggrégation</text:span></text:p>
          <text:p text:style-name="P17"><text:span text:style-name="T5">- Moyenne d’ensemble (</text:span><text:span text:style-name="T7">ca</text:span><text:span text:style-name="T5">)</text:span></text:p>
          <text:p text:style-name="P17"><text:span text:style-name="T5">- Moyenne pondérée (</text:span><text:span text:style-name="T7">wmean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.5cm" svg:height="1.374cm" svg:x="9.362cm" svg:y="12.7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4.297cm" svg:height="0.911cm" svg:x="9.453cm" svg:y="12.947cm">
          <text:p text:style-name="P10"><text:span text:style-name="T6">Ensem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14.007cm" svg:y1="14.133cm" svg:x2="14.94cm" svg:y2="14.453cm">
          <text:p/>
        </draw:line>
        <draw:custom-shape draw:style-name="gr17" draw:text-style-name="P11" draw:layer="layout" svg:width="4.297cm" svg:height="0.911cm" svg:x="15.007cm" svg:y="14.383cm">
          <text:p text:style-name="P10"><text:span text:style-name="T6">Évalu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8" draw:text-style-name="P13" draw:layer="layout" svg:width="5.5cm" svg:height="0.683cm" svg:x="15.007cm" svg:y="15.404cm">
          <draw:text-box>
            <text:p text:style-name="P12"><text:span text:style-name="T5">- Courbes </text:span><text:span text:style-name="T5">de </text:span><text:span text:style-name="T5">réponses</text:span></text:p>
          </draw:text-box>
        </draw:frame>
        <draw:line draw:style-name="gr1" draw:text-style-name="P1" draw:layer="layout" svg:x1="11.426cm" svg:y1="14.182cm" svg:x2="11.426cm" svg:y2="16.472cm">
          <text:p/>
        </draw:line>
        <draw:custom-shape draw:style-name="gr19" draw:text-style-name="P9" draw:layer="layout" svg:width="4.696cm" svg:height="0.675cm" svg:x="9.354cm" svg:y="14.708cm">
          <text:p text:style-name="P16"><text:span text:style-name="T5">Projec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5cm" svg:height="4cm" svg:x="9.362cm" svg:y="16.4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.297cm" svg:height="0.911cm" svg:x="9.453cm" svg:y="16.659cm">
          <text:p text:style-name="P10"><text:span text:style-name="T6">Ensem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13" draw:layer="layout" svg:width="2.75cm" svg:height="1.115cm" svg:x="11.55cm" svg:y="15.383cm">
          <draw:text-box>
            <text:p text:style-name="P12"><text:span text:style-name="T5">Guadelou</text:span><text:span text:style-name="T5">pe</text:span></text:p>
            <text:p text:style-name="P12"><text:span text:style-name="T5">Martinique</text:span></text:p>
          </draw:text-box>
        </draw:frame>
        <draw:frame draw:style-name="gr23" draw:text-style-name="P18" draw:layer="layout" svg:width="4.875cm" svg:height="1.427cm" draw:transform="rotate (1.5707963267949) translate (1.008cm 19.897cm)">
          <draw:text-box>
            <text:p text:style-name="P1"><text:span text:style-name="T3">Adéqua</text:span><text:span text:style-name="T3">tion</text:span></text:p>
            <text:p text:style-name="P1"><text:span text:style-name="T3">environ</text:span><text:span text:style-name="T3">nement</text:span><text:span text:style-name="T3">ale</text:span></text:p>
          </draw:text-box>
        </draw:frame>
        <draw:custom-shape draw:style-name="gr24" draw:text-style-name="P20" draw:layer="layout" svg:width="8.995cm" svg:height="0.675cm" svg:x="5.255cm" svg:y="21.665cm">
          <text:p text:style-name="P19"><text:span text:style-name="T5">Seuils arbitrair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4cm" svg:x="5.163cm" svg:y="22.8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4.297cm" svg:height="0.911cm" svg:x="5.254cm" svg:y="22.985cm">
          <text:p text:style-name="P10"><text:span text:style-name="T6">Ensem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6" draw:text-style-name="P13" draw:layer="layout" svg:width="4.8cm" svg:height="0.683cm" svg:x="14.55cm" svg:y="21.67cm">
          <draw:text-box>
            <text:p text:style-name="P12"><text:span text:style-name="T5">300 à 500 </text:span><text:span text:style-name="T5">par pas de </text:span><text:span text:style-name="T5">50</text:span></text:p>
          </draw:text-box>
        </draw:frame>
        <draw:frame draw:style-name="gr23" draw:text-style-name="P5" draw:layer="layout" svg:width="2.75cm" svg:height="1.427cm" draw:transform="rotate (1.5707963267949) translate (1.012cm 26.25cm)">
          <draw:text-box>
            <text:p text:style-name="P1"><text:span text:style-name="T3">Présence</text:span></text:p>
            <text:p text:style-name="P1"><text:span text:style-name="T3">Absence</text:span></text:p>
          </draw:text-box>
        </draw:frame>
        <draw:frame draw:style-name="gr27" draw:text-style-name="P21" draw:layer="layout" svg:width="19cm" svg:height="1.427cm" svg:x="1cm" svg:y="27.25cm">
          <draw:text-box>
            <text:p><text:span text:style-name="T3">⇒ </text:span><text:span text:style-name="T3">Générati</text:span><text:span text:style-name="T3">on et </text:span><text:span text:style-name="T3">aggrégati</text:span><text:span text:style-name="T3">on des </text:span><text:span text:style-name="T3">présence</text:span><text:span text:style-name="T3">s-</text:span><text:span text:style-name="T3">absences </text:span><text:span text:style-name="T3">sur des </text:span><text:span text:style-name="T3">critères </text:span><text:span text:style-name="T3">arbitraire</text:span><text:span text:style-name="T3">s, </text:span><text:span text:style-name="T3">absence </text:span><text:span text:style-name="T3">de grille </text:span><text:span text:style-name="T3">d’adéqua</text:span><text:span text:style-name="T3">tion </text:span><text:span text:style-name="T3">environn</text:span><text:span text:style-name="T3">ementale </text:span><text:span text:style-name="T3">aggrégée</text:span><text:span text:style-name="T3">. </text:span></text:p>
          </draw:text-box>
        </draw:frame>
        <draw:frame draw:style-name="gr28" draw:text-style-name="P21" draw:layer="layout" svg:width="19cm" svg:height="2.015cm" svg:x="1cm" svg:y="1.05cm">
          <draw:text-box>
            <text:p><text:span text:style-name="T3">⇒ </text:span><text:span text:style-name="T3">La </text:span><text:span text:style-name="T3">séparat</text:span><text:span text:style-name="T3">ion des </text:span><text:span text:style-name="T3">donnée</text:span><text:span text:style-name="T3">s </text:span><text:span text:style-name="T3">environ</text:span><text:span text:style-name="T3">nement</text:span><text:span text:style-name="T3">ales en </text:span><text:span text:style-name="T3">trois </text:span><text:span text:style-name="T3">jeux de </text:span><text:span text:style-name="T3">donnée</text:span><text:span text:style-name="T3">s </text:span><text:span text:style-name="T3">distinct</text:span><text:span text:style-name="T3">s à </text:span><text:span text:style-name="T3">l’origine </text:span><text:span text:style-name="T3">de trois </text:span><text:span text:style-name="T3">MDE </text:span><text:span text:style-name="T3">indépe</text:span><text:span text:style-name="T3">ndants </text:span><text:span text:style-name="T3">permet</text:span><text:span text:style-name="T3">-elle </text:span><text:span text:style-name="T3">d’améli</text:span><text:span text:style-name="T3">orer les </text:span><text:span text:style-name="T3">modélis</text:span><text:span text:style-name="T3">ations </text:span><text:span text:style-name="T3">des </text:span><text:span text:style-name="T3">distribu</text:span><text:span text:style-name="T3">tions </text:span><text:span text:style-name="T3">d’espèc</text:span><text:span text:style-name="T3">es ?</text:span></text:p>
          </draw:text-box>
        </draw:frame>
        <draw:custom-shape draw:style-name="gr29" draw:text-style-name="P22" draw:layer="layout" svg:width="3.117cm" svg:height="2cm" svg:x="5.075cm" svg:y="3.5cm">
          <text:p text:style-name="P1"><text:span text:style-name="T1">GBIF, MNHN</text:span></text:p>
          <text:p text:style-name="P1"><text:span text:style-name="T2">Occurrences</text:span></text:p>
          <text:p text:style-name="P1"><text:span text:style-name="T2">globales, locale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7" draw:layer="layout" svg:width="1.124cm" svg:height="0.645cm" svg:x="5.002cm" svg:y="3.5cm">
          <draw:text-box>
            <text:p text:style-name="P6"><text:span text:style-name="T4">BIO</text:span></text:p>
          </draw:text-box>
        </draw:frame>
        <draw:custom-shape draw:style-name="gr31" draw:text-style-name="P4" draw:layer="layout" svg:width="2.512cm" svg:height="2cm" svg:x="8.75cm" svg:y="3.501cm">
          <text:p text:style-name="P3"><text:span text:style-name="T1">Sextant</text:span><text:span text:style-name="T2"> </text:span></text:p>
          <text:p text:style-name="P3"><text:span text:style-name="T2">SST Particu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7" draw:layer="layout" svg:width="1.5cm" svg:height="0.645cm" svg:x="8.664cm" svg:y="3.461cm">
          <draw:text-box>
            <text:p text:style-name="P6"><text:span text:style-name="T4">ENV</text:span></text:p>
          </draw:text-box>
        </draw:frame>
        <draw:custom-shape draw:style-name="gr32" draw:text-style-name="P22" draw:layer="layout" svg:width="2.496cm" svg:height="2cm" svg:x="11.375cm" svg:y="3.501cm">
          <text:p text:style-name="P1"><text:span text:style-name="T1">MNH</text:span><text:span text:style-name="T1">N</text:span></text:p>
          <text:p text:style-name="P1"><text:span text:style-name="T2">Occurr</text:span><text:span text:style-name="T2">ences </text:span><text:span text:style-name="T2">locale</text:span><text:span text:style-name="T2">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7" draw:layer="layout" svg:width="1.124cm" svg:height="0.645cm" svg:x="11.302cm" svg:y="3.501cm">
          <draw:text-box>
            <text:p text:style-name="P6"><text:span text:style-name="T4">BIO</text:span></text:p>
          </draw:text-box>
        </draw:frame>
        <draw:custom-shape draw:style-name="gr31" draw:text-style-name="P4" draw:layer="layout" svg:width="2.512cm" svg:height="2cm" svg:x="14.451cm" svg:y="3.502cm">
          <text:p text:style-name="P3"><text:span text:style-name="T1">GEBCO</text:span><text:span text:style-name="T2"> </text:span></text:p>
          <text:p text:style-name="P3"><text:span text:style-name="T2">Profondeur Pen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7" draw:layer="layout" svg:width="1.5cm" svg:height="0.645cm" svg:x="14.365cm" svg:y="3.462cm">
          <draw:text-box>
            <text:p text:style-name="P6"><text:span text:style-name="T4">ENV</text:span></text:p>
          </draw:text-box>
        </draw:frame>
        <draw:custom-shape draw:style-name="gr33" draw:text-style-name="P22" draw:layer="layout" svg:width="2.496cm" svg:height="2cm" svg:x="17.076cm" svg:y="3.502cm">
          <text:p text:style-name="P1"><text:span text:style-name="T1">MNHN</text:span></text:p>
          <text:p text:style-name="P1"><text:span text:style-name="T2">Occurrences locale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7" draw:layer="layout" svg:width="1.124cm" svg:height="0.645cm" svg:x="17.003cm" svg:y="3.502cm">
          <draw:text-box>
            <text:p text:style-name="P6"><text:span text:style-name="T4">BIO</text:span></text:p>
          </draw:text-box>
        </draw:frame>
        <draw:line draw:style-name="gr34" draw:text-style-name="P1" draw:layer="layout" svg:x1="3.556cm" svg:y1="5.5cm" svg:x2="3.551cm" svg:y2="7.925cm">
          <text:p/>
        </draw:line>
        <draw:custom-shape draw:style-name="gr35" draw:text-style-name="P9" draw:layer="layout" svg:width="2.769cm" svg:height="1.468cm" svg:x="2.167cm" svg:y="5.966cm">
          <text:p text:style-name="P1"><text:span text:style-name="T2">Interpolation</text:span></text:p>
          <text:p text:style-name="P1"><text:span text:style-name="T2">Climatologie</text:span></text:p>
          <text:p text:style-name="P1"><text:span text:style-name="T2">Réduction colinéarit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" draw:layer="layout" svg:x1="10.005cm" svg:y1="5.5cm" svg:x2="10cm" svg:y2="7.925cm">
          <text:p/>
        </draw:line>
        <draw:custom-shape draw:style-name="gr36" draw:text-style-name="P9" draw:layer="layout" svg:width="0.856cm" svg:height="0.25cm" svg:x="9.583cm" svg:y="6.5cm"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" draw:layer="layout" svg:x1="15.805cm" svg:y1="5.5cm" svg:x2="15.8cm" svg:y2="7.925cm">
          <text:p/>
        </draw:line>
        <draw:custom-shape draw:style-name="gr36" draw:text-style-name="P9" draw:layer="layout" svg:width="0.856cm" svg:height="0.25cm" svg:x="15.38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2.657cm" svg:y1="5.5cm" svg:x2="12.652cm" svg:y2="7.925cm">
          <text:p/>
        </draw:line>
        <draw:custom-shape draw:style-name="gr38" draw:text-style-name="P9" draw:layer="layout" svg:width="2.909cm" svg:height="0.785cm" svg:x="11.199cm" svg:y="6.265cm">
          <text:p text:style-name="P1"><text:span text:style-name="T2">Nettoyage</text:span></text:p>
          <text:p text:style-name="P1"><text:span text:style-name="T2">Vraies abs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8.405cm" svg:y1="5.5cm" svg:x2="18.4cm" svg:y2="7.925cm">
          <text:p/>
        </draw:line>
        <draw:custom-shape draw:style-name="gr39" draw:text-style-name="P9" draw:layer="layout" svg:width="0.856cm" svg:height="0.25cm" svg:x="17.98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4" draw:layer="layout" svg:x1="5.125cm" svg:y1="22.508cm" svg:x2="4.512cm" svg:y2="22.977cm">
          <text:p/>
        </draw:line>
        <draw:frame draw:style-name="gr40" draw:text-style-name="P13" draw:layer="layout" svg:width="3.5cm" svg:height="1.115cm" svg:x="1.9cm" svg:y="21.735cm">
          <draw:text-box>
            <text:p text:style-name="P12"><text:span text:style-name="T5">3 niveaux </text:span><text:span text:style-name="T5">géographiques </text:span></text:p>
          </draw:text-box>
        </draw:frame>
        <draw:line draw:style-name="gr1" draw:text-style-name="P1" draw:layer="layout" svg:x1="9.689cm" svg:y1="23.85cm" svg:x2="13.75cm" svg:y2="23.85cm">
          <text:p/>
        </draw:line>
        <draw:custom-shape draw:style-name="gr41" draw:text-style-name="P20" draw:layer="layout" svg:width="2.696cm" svg:height="0.675cm" svg:x="10.352cm" svg:y="23.526cm">
          <text:p text:style-name="P19"><text:span text:style-name="T5">Ag</text:span><text:span text:style-name="T5">gré</text:span><text:span text:style-name="T5">gati</text:span><text:span text:style-name="T5">on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5cm" svg:height="2.411cm" svg:x="9.55cm" svg:y="24.25cm">
          <draw:text-box>
            <text:p text:style-name="P12"><text:span text:style-name="T5">Présence </text:span><text:span text:style-name="T5">dans une </text:span><text:span text:style-name="T5">cellule si et </text:span><text:span text:style-name="T5">seulement </text:span></text:p>
            <text:p text:style-name="P12"><text:span text:style-name="T5">si les </text:span><text:span text:style-name="T5">cellules des </text:span><text:span text:style-name="T5">trois </text:span><text:span text:style-name="T5">modèles </text:span><text:span text:style-name="T5">sont des </text:span><text:span text:style-name="T5">présences.</text:span></text:p>
          </draw:text-box>
        </draw:frame>
        <draw:custom-shape draw:style-name="gr3" draw:text-style-name="P2" draw:layer="layout" svg:width="4.5cm" svg:height="4cm" svg:x="13.763cm" svg:y="22.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4.297cm" svg:height="1.716cm" svg:x="13.854cm" svg:y="22.984cm">
          <text:p text:style-name="P10"><text:span text:style-name="T6">Grille finale</text:span></text:p>
          <text:p text:style-name="P10"><text:span text:style-name="T8">Aggrégation des trois </text:span><text:span text:style-name="T8">modè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23" draw:layer="layout" svg:width="1cm" svg:height="17.5cm" draw:transform="rotate (1.5707963267949) translate (2cm 8.45cm)">
          <text:p/>
          <draw:enhanced-geometry svg:viewBox="0 0 21600 21600" draw:glue-points="21600 0 0 10800 21600 21600" draw:text-areas="13800 ?f9 21600 ?f10" draw:type="left-brace" draw:modifiers="307.31958173818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4" draw:text-style-name="P23" draw:layer="layout" svg:width="1cm" svg:height="17.5cm" draw:transform="rotate (1.5707963267949) translate (2.001cm 21.549cm)">
          <text:p/>
          <draw:enhanced-geometry svg:viewBox="0 0 21600 21600" draw:glue-points="21600 0 0 10800 21600 21600" draw:text-areas="13800 ?f9 21600 ?f10" draw:mirror-vertical="true" draw:type="left-brace" draw:modifiers="307.31958173818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6T17:45:30.315464348</meta:creation-date>
    <dc:date>2023-07-16T19:21:27.793647084</dc:date>
    <meta:editing-duration>PT15M10S</meta:editing-duration>
    <meta:editing-cycles>6</meta:editing-cycles>
    <meta:generator>LibreOffice/7.3.7.2$Linux_X86_64 LibreOffice_project/30$Build-2</meta:generator>
    <meta:document-statistic meta:object-count="71"/>
  </office:meta>
</office:document-meta>
</file>